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200000376949AFB32E08F98A1.png" manifest:media-type="image/png"/>
  <manifest:file-entry manifest:full-path="Pictures/10000000000005040000037EFD1FEA477030AC39.png" manifest:media-type="image/png"/>
  <manifest:file-entry manifest:full-path="Pictures/100000000000051A0000039E0B484F0093E9E8EE.png" manifest:media-type="image/png"/>
  <manifest:file-entry manifest:full-path="Pictures/100000000000044800000316CA5C66895C9D81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0311in" svg:y="0.0307in" svg:width="6.9252in" svg:height="4.7854in" draw:z-index="0"><draw:image xlink:href="Pictures/100000000000050200000376949AFB32E08F98A1.png" xlink:type="simple" xlink:show="embed" xlink:actuate="onLoad" draw:mime-type="image/png"/></draw:frame></text:p>
      <text:p text:style-name="Standard"><draw:frame draw:style-name="fr2" draw:name="Image2" text:anchor-type="char" svg:width="6.9252in" svg:height="4.8217in" draw:z-index="1"><draw:image xlink:href="Pictures/10000000000005040000037EFD1FEA477030AC3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3" text:anchor-type="char" svg:width="6.9252in" svg:height="4.9098in" draw:z-index="2"><draw:image xlink:href="Pictures/100000000000051A0000039E0B484F0093E9E8E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4" text:anchor-type="char" svg:width="6.9252in" svg:height="4.9909in" draw:z-index="3"><draw:image xlink:href="Pictures/100000000000044800000316CA5C66895C9D812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9T04:35:15.784000000</meta:creation-date>
    <dc:date>2023-03-19T04:43:00.225000000</dc:date>
    <meta:editing-duration>PT7M44S</meta:editing-duration>
    <meta:editing-cycles>1</meta:editing-cycles>
    <meta:document-statistic meta:table-count="0" meta:image-count="4" meta:object-count="0" meta:page-count="5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